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5" style:family="graphic" style:parent-style-name="standard">
      <style:graphic-properties draw:fill-color="#aea79f" draw:opacity="50%" draw:textarea-horizontal-align="justify" draw:textarea-vertical-align="middle" draw:auto-grow-height="true" draw:shadow-opacity="50%"/>
    </style:style>
    <style:style style:name="gr6" style:family="graphic" style:parent-style-name="standard">
      <style:graphic-properties draw:fill-color="#aea79f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0.332cm" draw:shadow-opacity="50%"/>
    </style:style>
    <style:style style:name="gr8" style:family="graphic" style:parent-style-name="standard">
      <style:graphic-properties draw:fill-color="#aea79f" draw:opacity="50%" draw:textarea-horizontal-align="justify" draw:textarea-vertical-align="middle" draw:auto-grow-height="true" fo:min-height="0.766cm" fo:min-width="2.834cm" draw:shadow-opacity="50%"/>
    </style:style>
    <style:style style:name="gr9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2.29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2.931cm" draw:shadow-opacity="50%"/>
    </style:style>
    <style:style style:name="gr11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2.241cm" draw:shadow-opacity="50%"/>
    </style:style>
    <style:style style:name="gr12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1.539cm" draw:shadow-opacity="50%"/>
    </style:style>
    <style:style style:name="gr13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4.227cm" draw:shadow-opacity="50%"/>
    </style:style>
    <style:style style:name="gr14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0.895cm" draw:shadow-opacity="50%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3.799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2.783cm" draw:shadow-opacity="50%"/>
    </style:style>
    <style:style style:name="gr18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4.604cm" draw:shadow-opacity="50%"/>
    </style:style>
    <style:style style:name="gr19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3.588cm" draw:shadow-opacity="50%"/>
    </style:style>
    <style:style style:name="gr20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3.211cm" draw:shadow-opacity="50%"/>
    </style:style>
    <style:style style:name="gr21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4.654cm" draw:shadow-opacity="50%"/>
    </style:style>
    <style:style style:name="gr22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3.638cm" draw:shadow-opacity="50%"/>
    </style:style>
    <style:style style:name="gr23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4.439cm" draw:shadow-opacity="50%"/>
    </style:style>
    <style:style style:name="gr24" style:family="graphic" style:parent-style-name="standard">
      <style:graphic-properties draw:fill-color="#aea79f" draw:opacity="50%" draw:textarea-horizontal-align="justify" draw:textarea-vertical-align="middle" draw:auto-grow-height="true" fo:min-height="0.385cm" fo:min-width="3.638cm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cm"/>
    </style:style>
    <style:style style:name="gr26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4.269cm" draw:shadow-opacity="5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4.813cm"/>
    </style:style>
    <style:style style:name="gr28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0.569cm" draw:shadow-opacity="50%"/>
    </style:style>
    <style:style style:name="gr29" style:family="graphic" style:parent-style-name="standard">
      <style:graphic-properties draw:fill-color="#aea79f" draw:opacity="50%" draw:textarea-horizontal-align="justify" draw:textarea-vertical-align="middle" draw:auto-grow-height="true" fo:min-height="0.479cm" fo:min-width="1.065cm" draw:shadow-opacity="50%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22cm" svg:height="0.729cm" svg:x="22.225cm" svg:y="2.938cm">
          <draw:text-box>
            <text:p><text:span text:style-name="T1">user_input_topic</text:span></text:p>
          </draw:text-box>
        </draw:frame>
        <draw:frame draw:style-name="gr2" draw:text-style-name="P1" draw:layer="layout" svg:width="2.53cm" svg:height="0.729cm" svg:x="15.478cm" svg:y="10.685cm">
          <draw:text-box>
            <text:p><text:span text:style-name="T1">slam_topic</text:span></text:p>
          </draw:text-box>
        </draw:frame>
        <draw:frame draw:style-name="gr3" draw:text-style-name="P1" draw:layer="layout" svg:width="3.245cm" svg:height="0.729cm" svg:x="18.272cm" svg:y="11.574cm">
          <draw:text-box>
            <text:p><text:span text:style-name="T1">planning_topic</text:span></text:p>
          </draw:text-box>
        </draw:frame>
        <draw:frame draw:style-name="gr1" draw:text-style-name="P1" draw:layer="layout" svg:width="4.354cm" svg:height="0.729cm" svg:x="12.303cm" svg:y="15.892cm">
          <draw:text-box>
            <text:p><text:span text:style-name="T1">encoder_reset_topic</text:span></text:p>
          </draw:text-box>
        </draw:frame>
        <draw:frame draw:style-name="gr1" draw:text-style-name="P1" draw:layer="layout" svg:width="5.751cm" svg:height="0.729cm" svg:x="3.348cm" svg:y="16.794cm">
          <draw:text-box>
            <text:p><text:span text:style-name="T1">encoder_sensor_data_topic</text:span></text:p>
          </draw:text-box>
        </draw:frame>
        <draw:frame draw:style-name="gr1" draw:text-style-name="P1" draw:layer="layout" svg:width="3.406cm" svg:height="0.729cm" svg:x="11.919cm" svg:y="14.241cm">
          <draw:text-box>
            <text:p><text:span text:style-name="T1">odometry_topic</text:span></text:p>
          </draw:text-box>
        </draw:frame>
        <draw:frame draw:style-name="gr4" draw:text-style-name="P1" draw:layer="layout" svg:width="3.453cm" svg:height="1.207cm" draw:transform="rotate (0.0174532925199433) translate (22.971cm 17.443cm)">
          <draw:text-box>
            <text:p><text:span text:style-name="T1">profiled_motor_</text:span></text:p>
            <text:p><text:span text:style-name="T1">velocity_topic</text:span></text:p>
          </draw:text-box>
        </draw:frame>
        <draw:frame draw:style-name="gr3" draw:text-style-name="P1" draw:layer="layout" svg:width="5.976cm" svg:height="0.729cm" draw:transform="rotate (0.00802851455917392) translate (20.812cm 15.13cm)">
          <draw:text-box>
            <text:p><text:span text:style-name="T1">revised_motor_velocity_topic</text:span></text:p>
          </draw:text-box>
        </draw:frame>
        <draw:frame draw:style-name="gr1" draw:text-style-name="P1" draw:layer="layout" svg:width="4.773cm" svg:height="0.729cm" svg:x="22.133cm" svg:y="7.456cm">
          <draw:text-box>
            <text:p><text:span text:style-name="T1">user_commands_topic</text:span></text:p>
          </draw:text-box>
        </draw:frame>
        <draw:frame draw:style-name="gr1" draw:text-style-name="P1" draw:layer="layout" svg:width="3.876cm" svg:height="0.729cm" svg:x="22.109cm" svg:y="9.596cm">
          <draw:text-box>
            <text:p><text:span text:style-name="T1">commander_topic</text:span></text:p>
          </draw:text-box>
        </draw:frame>
        <draw:custom-shape draw:style-name="gr5" draw:text-style-name="P3" draw:layer="layout" svg:width="2.466cm" svg:height="0.729cm" svg:x="16.822cm" svg:y="9.255cm">
          <text:p text:style-name="P2"><text:span text:style-name="T1">soft_esto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95cm" svg:height="0.729cm" svg:x="13.827cm" svg:y="9.255cm">
          <text:p text:style-name="P2"><text:span text:style-name="T1">sla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13cm" svg:height="0.729cm" svg:x="16.367cm" svg:y="12.43cm">
          <text:p text:style-name="P2"><text:span text:style-name="T1">stee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794cm" svg:height="0.762cm" svg:x="22.445cm" svg:y="11.406cm">
          <text:p text:style-name="P2"><text:span text:style-name="T1">planning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32cm" svg:height="0.729cm" svg:x="21.717cm" svg:y="1.021cm">
          <text:p text:style-name="P2"><text:span text:style-name="T1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34cm" svg:height="1.207cm" svg:x="15.975cm" svg:y="13.836cm">
          <text:p text:style-name="P2"><text:span text:style-name="T1">actuator_</text:span></text:p>
          <text:p text:style-name="P2"><text:span text:style-name="T1">middlema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draw:layer="layout" svg:width="2.792cm" svg:height="0.729cm" svg:x="11.544cm" svg:y="6.626cm">
          <text:p text:style-name="P2"><text:span text:style-name="T1">actuator_e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769cm" svg:height="0.729cm" svg:x="21.497cm" svg:y="16.465cm">
          <text:p text:style-name="P2"><text:span text:style-name="T1">motor_velocity_profil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856cm" svg:height="0.729cm" svg:x="21.093cm" svg:y="6.207cm">
          <text:p text:style-name="P2"><text:span text:style-name="T1">wifi_rece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48cm" svg:height="0.729cm" svg:x="21.174cm" svg:y="3.954cm">
          <text:p text:style-name="P2"><text:span text:style-name="T1">wifi_sen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41cm" svg:height="0.729cm" svg:x="21.155cm" svg:y="8.526cm">
          <text:p text:style-name="P2"><text:span text:style-name="T1">comman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97cm" svg:height="0.729cm" svg:x="22.717cm" svg:y="13.7cm">
          <text:p text:style-name="P2"><text:span text:style-name="T1">motor_middlema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069cm" svg:height="0.729cm" svg:x="25.892cm" svg:y="10.428cm">
          <text:p text:style-name="P2"><text:span text:style-name="T1">dig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65cm" svg:height="0.729cm" svg:x="11.246cm" svg:y="15.33cm">
          <text:p text:style-name="P2"><text:span text:style-name="T1">odom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154cm" svg:height="0.729cm" svg:x="1.042cm" svg:y="17.51cm">
          <text:p text:style-name="P2"><text:span text:style-name="T1">encoder_sensor_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46cm" svg:height="0.729cm" svg:x="22.279cm" svg:y="5.097cm">
          <draw:text-box>
            <text:p><text:span text:style-name="T1">wifi_topic</text:span></text:p>
          </draw:text-box>
        </draw:frame>
        <draw:custom-shape draw:style-name="gr13" draw:text-style-name="P3" draw:layer="layout" svg:width="4.939cm" svg:height="0.729cm" svg:x="1cm" svg:y="3.961cm">
          <text:p text:style-name="P2"><text:span text:style-name="T1">current_sensor_liste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99cm" svg:height="0.729cm" svg:x="7.59cm" svg:y="3.994cm">
          <text:p text:style-name="P2"><text:span text:style-name="T1">power_analyz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535cm" svg:height="0.729cm" svg:x="2.722cm" svg:y="3.278cm">
          <draw:text-box>
            <text:p><text:span text:style-name="T1">current_sensor_data_topic</text:span></text:p>
          </draw:text-box>
        </draw:frame>
        <draw:custom-shape draw:style-name="gr14" draw:text-style-name="P3" draw:layer="layout" svg:width="2.75cm" svg:height="0.729cm" svg:x="13.958cm" svg:y="4.114cm">
          <text:p text:style-name="P2"><text:span text:style-name="T1">data_logg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92cm" svg:height="0.729cm" svg:x="11.176cm" svg:y="3.648cm">
          <draw:text-box>
            <text:p><text:span text:style-name="T1">power_topic</text:span></text:p>
          </draw:text-box>
        </draw:frame>
        <draw:line draw:style-name="gr15" draw:text-style-name="P3" draw:layer="layout" svg:x1="22.209cm" svg:y1="1.762cm" svg:x2="22.209cm" svg:y2="3.794cm">
          <text:p/>
        </draw:line>
        <draw:line draw:style-name="gr15" draw:text-style-name="P3" draw:layer="layout" svg:x1="21.447cm" svg:y1="4.81cm" svg:x2="21.447cm" svg:y2="6.08cm">
          <text:p/>
        </draw:line>
        <draw:line draw:style-name="gr15" draw:text-style-name="P3" draw:layer="layout" svg:x1="21.574cm" svg:y1="7.096cm" svg:x2="21.574cm" svg:y2="8.366cm">
          <text:p/>
        </draw:line>
        <draw:line draw:style-name="gr15" draw:text-style-name="P3" draw:layer="layout" svg:x1="22.209cm" svg:y1="9.255cm" svg:x2="25.892cm" svg:y2="10.779cm">
          <text:p/>
        </draw:line>
        <draw:line draw:style-name="gr15" draw:text-style-name="P3" draw:layer="layout" svg:x1="11.16cm" svg:y1="4.429cm" svg:x2="13.827cm" svg:y2="4.429cm">
          <text:p/>
        </draw:line>
        <draw:line draw:style-name="gr15" draw:text-style-name="P3" draw:layer="layout" svg:x1="6.207cm" svg:y1="4.175cm" svg:x2="7.477cm" svg:y2="4.175cm">
          <text:p/>
        </draw:line>
        <draw:g>
          <draw:frame draw:style-name="gr1" draw:text-style-name="P1" draw:layer="layout" svg:width="4.896cm" svg:height="0.729cm" svg:x="2.905cm" svg:y="8.978cm">
            <draw:text-box>
              <text:p><text:span text:style-name="T1">imu_sensor_data_topic</text:span></text:p>
            </draw:text-box>
          </draw:frame>
          <draw:g>
            <draw:custom-shape draw:style-name="gr16" draw:text-style-name="P3" draw:layer="layout" svg:width="4.299cm" svg:height="0.729cm" svg:x="1.017cm" svg:y="9.671cm">
              <text:p text:style-name="P2"><text:span text:style-name="T1">imu_sensor_listen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draw:layer="layout" svg:width="3.283cm" svg:height="0.729cm" svg:x="7.743cm" svg:y="9.633cm">
              <text:p text:style-name="P2"><text:span text:style-name="T1">imu_processor</text:span></text:p>
              <draw:enhanced-geometry svg:viewBox="0 0 21600 21600" draw:type="rectangle" draw:enhanced-path="M 0 0 L 21600 0 21600 21600 0 21600 0 0 Z N"/>
            </draw:custom-shape>
            <draw:line draw:style-name="gr15" draw:text-style-name="P3" draw:layer="layout" svg:x1="5.518cm" svg:y1="10.096cm" svg:x2="7.677cm" svg:y2="10.096cm">
              <text:p/>
            </draw:line>
          </draw:g>
        </draw:g>
        <draw:g>
          <draw:frame draw:style-name="gr1" draw:text-style-name="P1" draw:layer="layout" svg:width="5.701cm" svg:height="0.729cm" svg:x="4.085cm" svg:y="10.872cm">
            <draw:text-box>
              <text:p><text:span text:style-name="T1">usbcam_sensor_data_topic</text:span></text:p>
            </draw:text-box>
          </draw:frame>
          <draw:custom-shape draw:style-name="gr18" draw:text-style-name="P3" draw:layer="layout" svg:width="5.104cm" svg:height="0.729cm" svg:x="1cm" svg:y="11.682cm">
            <text:p text:style-name="P2"><text:span text:style-name="T1">usbcam_sensor_listene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.088cm" svg:height="0.729cm" svg:x="7.58cm" svg:y="11.682cm">
            <text:p text:style-name="P2"><text:span text:style-name="T1">usbcam_processor</text:span></text:p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.207cm" svg:y1="12.063cm" svg:x2="7.477cm" svg:y2="12.063cm">
            <text:p/>
          </draw:line>
        </draw:g>
        <draw:g>
          <draw:frame draw:style-name="gr1" draw:text-style-name="P1" draw:layer="layout" svg:width="5.324cm" svg:height="0.729cm" svg:x="3.734cm" svg:y="13.361cm">
            <draw:text-box>
              <text:p><text:span text:style-name="T1">kinect_sensor_data_topic</text:span></text:p>
            </draw:text-box>
          </draw:frame>
          <draw:custom-shape draw:style-name="gr20" draw:text-style-name="P3" draw:layer="layout" svg:width="3.711cm" svg:height="0.729cm" svg:x="7.477cm" svg:y="14.049cm">
            <text:p text:style-name="P2"><text:span text:style-name="T1">kinect_processo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4.727cm" svg:height="0.729cm" svg:x="1cm" svg:y="14.082cm">
            <text:p text:style-name="P2"><text:span text:style-name="T1">kinect_sensor_listener</text:span></text:p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826cm" svg:y1="14.43cm" svg:x2="7.35cm" svg:y2="14.43cm">
            <text:p/>
          </draw:line>
        </draw:g>
        <draw:line draw:style-name="gr15" draw:text-style-name="P3" draw:layer="layout" svg:x1="6.207cm" svg:y1="17.837cm" svg:x2="9.304cm" svg:y2="17.791cm">
          <text:p/>
        </draw:line>
        <draw:line draw:style-name="gr15" draw:text-style-name="P3" draw:layer="layout" svg:x1="12.484cm" svg:y1="16.113cm" svg:x2="12.484cm" svg:y2="17.383cm">
          <text:p/>
        </draw:line>
        <draw:line draw:style-name="gr15" draw:text-style-name="P3" draw:layer="layout" svg:x1="24.114cm" svg:y1="14.462cm" svg:x2="23.479cm" svg:y2="16.494cm">
          <text:p/>
        </draw:line>
        <draw:line draw:style-name="gr15" draw:text-style-name="P3" draw:layer="layout" svg:x1="22.463cm" svg:y1="11.795cm" svg:x2="18.399cm" svg:y2="12.43cm">
          <text:p/>
        </draw:line>
        <draw:line draw:style-name="gr15" draw:text-style-name="P3" draw:layer="layout" svg:x1="22.463cm" svg:y1="11.795cm" svg:x2="21.193cm" svg:y2="9.255cm">
          <text:p/>
        </draw:line>
        <draw:line draw:style-name="gr15" draw:text-style-name="P3" draw:layer="layout" svg:x1="15.097cm" svg:y1="10.144cm" svg:x2="16.367cm" svg:y2="12.43cm">
          <text:p/>
        </draw:line>
        <draw:line draw:style-name="gr15" draw:text-style-name="P3" draw:layer="layout" svg:x1="11.541cm" svg:y1="7.731cm" svg:x2="13.827cm" svg:y2="9.255cm">
          <text:p/>
        </draw:line>
        <draw:line draw:style-name="gr15" draw:text-style-name="P3" draw:layer="layout" svg:x1="11.033cm" svg:y1="10.017cm" svg:x2="13.827cm" svg:y2="9.509cm">
          <text:p/>
        </draw:line>
        <draw:line draw:style-name="gr15" draw:text-style-name="P3" draw:layer="layout" svg:x1="11.668cm" svg:y1="12.049cm" svg:x2="13.83cm" svg:y2="9.583cm">
          <text:p/>
        </draw:line>
        <draw:line draw:style-name="gr15" draw:text-style-name="P3" draw:layer="layout" svg:x1="12.176cm" svg:y1="15.224cm" svg:x2="13.954cm" svg:y2="10.144cm">
          <text:p/>
        </draw:line>
        <draw:line draw:style-name="gr15" draw:text-style-name="P3" draw:layer="layout" svg:x1="13.192cm" svg:y1="7.35cm" svg:x2="16.748cm" svg:y2="9.636cm">
          <text:p/>
        </draw:line>
        <draw:frame draw:style-name="gr1" draw:text-style-name="P1" draw:layer="layout" svg:width="3.601cm" svg:height="0.729cm" svg:x="13.77cm" svg:y="7.858cm">
          <draw:text-box>
            <text:p><text:span text:style-name="T1">soft_estop_topic</text:span></text:p>
          </draw:text-box>
        </draw:frame>
        <draw:frame draw:style-name="gr1" draw:text-style-name="P1" draw:layer="layout" svg:width="2.318cm" svg:height="0.729cm" svg:x="10.874cm" svg:y="9.128cm">
          <draw:text-box>
            <text:p><text:span text:style-name="T1">imu_topic</text:span></text:p>
          </draw:text-box>
        </draw:frame>
        <draw:frame draw:style-name="gr1" draw:text-style-name="P1" draw:layer="layout" svg:width="3.122cm" svg:height="0.729cm" svg:x="9.816cm" svg:y="10.939cm">
          <draw:text-box>
            <text:p><text:span text:style-name="T1">usbcam_topic</text:span></text:p>
          </draw:text-box>
        </draw:frame>
        <draw:frame draw:style-name="gr1" draw:text-style-name="P1" draw:layer="layout" svg:width="2.746cm" svg:height="0.729cm" svg:x="9.557cm" svg:y="13.065cm">
          <draw:text-box>
            <text:p><text:span text:style-name="T1">kinect_topic</text:span></text:p>
          </draw:text-box>
        </draw:frame>
        <draw:frame draw:style-name="gr1" draw:text-style-name="P4" draw:layer="layout" svg:width="7.241cm" svg:height="0.886cm" svg:x="11.795cm" svg:y="1.762cm">
          <draw:text-box>
            <text:p><text:span text:style-name="T2">ROS nodes and messages</text:span></text:p>
          </draw:text-box>
        </draw:frame>
        <draw:frame draw:style-name="gr1" draw:text-style-name="P1" draw:layer="layout" svg:width="3.876cm" svg:height="0.729cm" svg:x="16.809cm" svg:y="5.318cm">
          <draw:text-box>
            <text:p><text:span text:style-name="T1">commander_topic</text:span></text:p>
          </draw:text-box>
        </draw:frame>
        <draw:line draw:style-name="gr15" draw:text-style-name="P3" draw:layer="layout" svg:x1="21.193cm" svg:y1="8.62cm" svg:x2="16.748cm" svg:y2="4.429cm">
          <text:p/>
        </draw:line>
        <draw:line draw:style-name="gr15" draw:text-style-name="P3" draw:layer="layout" svg:x1="22.209cm" svg:y1="9.255cm" svg:x2="23.606cm" svg:y2="11.287cm">
          <text:p/>
        </draw:line>
        <draw:g>
          <draw:frame draw:style-name="gr1" draw:text-style-name="P1" draw:layer="layout" svg:width="5.751cm" svg:height="0.729cm" svg:x="3.329cm" svg:y="6.754cm">
            <draw:text-box>
              <text:p><text:span text:style-name="T1">actuator_sensor_data_topic</text:span></text:p>
            </draw:text-box>
          </draw:frame>
          <draw:custom-shape draw:style-name="gr21" draw:text-style-name="P3" draw:layer="layout" svg:width="5.154cm" svg:height="0.729cm" svg:x="1cm" svg:y="7.416cm">
            <text:p text:style-name="P2"><text:span text:style-name="T1">actuator_sensor_liste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3" draw:layer="layout" svg:x1="6.334cm" svg:y1="7.67cm" svg:x2="7.477cm" svg:y2="7.67cm">
            <text:p/>
          </draw:line>
          <draw:custom-shape draw:style-name="gr22" draw:text-style-name="P3" draw:layer="layout" svg:width="4.138cm" svg:height="0.729cm" svg:x="7.385cm" svg:y="7.387cm">
            <text:p text:style-name="P2"><text:span text:style-name="T1">actuator_proces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5" draw:text-style-name="P3" draw:layer="layout" svg:x1="11.541cm" svg:y1="7.731cm" svg:x2="12.684cm" svg:y2="7.35cm">
          <text:p/>
        </draw:line>
        <draw:line draw:style-name="gr15" draw:text-style-name="P3" draw:layer="layout" svg:x1="11.16cm" svg:y1="14.462cm" svg:x2="13.827cm" svg:y2="10.017cm">
          <text:p/>
        </draw:line>
        <draw:frame draw:style-name="gr4" draw:text-style-name="P1" draw:layer="layout" svg:width="3.173cm" svg:height="0.889cm" svg:x="11.033cm" svg:y="8.112cm">
          <draw:text-box>
            <text:p><text:span text:style-name="T1">actuator_topic</text:span></text:p>
          </draw:text-box>
        </draw:frame>
        <draw:line draw:style-name="gr15" draw:text-style-name="P2" draw:layer="layout" svg:x1="18.399cm" svg:y1="13.192cm" svg:x2="18.018cm" svg:y2="13.827cm">
          <text:p/>
        </draw:line>
        <draw:custom-shape draw:style-name="gr23" draw:text-style-name="P3" draw:layer="layout" svg:width="6.31cm" svg:height="0.729cm" svg:x="1.048cm" svg:y="1.852cm">
          <text:p text:style-name="P2"><text:span text:style-name="T1">current_sense_sensor_listener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7.477cm" svg:y1="2.27cm" svg:x2="9.509cm" svg:y2="3.921cm">
          <text:p/>
        </draw:line>
        <draw:frame draw:style-name="gr1" draw:text-style-name="P1" draw:layer="layout" svg:width="6.907cm" svg:height="0.729cm" svg:x="5.191cm" svg:y="2.684cm">
          <draw:text-box>
            <text:p><text:span text:style-name="T1">current_sense_sensor_data_topic</text:span></text:p>
          </draw:text-box>
        </draw:frame>
        <draw:custom-shape draw:style-name="gr24" draw:text-style-name="P3" draw:layer="layout" svg:width="4.138cm" svg:height="0.729cm" svg:x="9.349cm" svg:y="17.463cm">
          <text:p text:style-name="P2"><text:span text:style-name="T1">encoder_processor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0.706cm" svg:y1="17.383cm" svg:x2="11.849cm" svg:y2="16.113cm">
          <text:p/>
        </draw:line>
        <draw:frame draw:style-name="gr25" draw:text-style-name="P1" draw:layer="layout" svg:width="3.173cm" svg:height="0.735cm" svg:x="8.493cm" svg:y="16.113cm">
          <draw:text-box>
            <text:p><text:span text:style-name="T1">encoder_topic</text:span></text:p>
          </draw:text-box>
        </draw:frame>
        <draw:line draw:style-name="gr15" draw:text-style-name="P2" draw:layer="layout" svg:x1="23.987cm" svg:y1="17.256cm" svg:x2="26.019cm" svg:y2="18.907cm">
          <text:p/>
        </draw:line>
        <draw:line draw:style-name="gr15" draw:text-style-name="P2" draw:layer="layout" svg:x1="17.405cm" svg:y1="17.383cm" svg:x2="18.907cm" svg:y2="19.796cm">
          <text:p/>
        </draw:line>
        <draw:line draw:style-name="gr15" draw:text-style-name="P3" draw:layer="layout" svg:x1="18.399cm" svg:y1="13.192cm" svg:x2="22.717cm" svg:y2="14.081cm">
          <text:p/>
        </draw:line>
        <draw:frame draw:style-name="gr1" draw:text-style-name="P1" draw:layer="layout" svg:width="3.148cm" svg:height="0.729cm" svg:x="18.361cm" svg:y="13.263cm">
          <draw:text-box>
            <text:p><text:span text:style-name="T1">steering_topic</text:span></text:p>
          </draw:text-box>
        </draw:frame>
        <draw:line draw:style-name="gr15" draw:text-style-name="P2" draw:layer="layout" svg:x1="17.256cm" svg:y1="15.097cm" svg:x2="17.51cm" svg:y2="16.621cm">
          <text:p/>
        </draw:line>
        <draw:custom-shape draw:style-name="gr26" draw:text-style-name="P3" draw:layer="layout" svg:width="5.222cm" svg:height="0.729cm" svg:x="14.701cm" svg:y="16.654cm">
          <text:p text:style-name="P2"><text:span text:style-name="T1">actuator_velocity_profiler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643cm" svg:height="1.207cm" svg:x="17.302cm" svg:y="14.983cm">
          <draw:text-box>
            <text:p><text:span text:style-name="T1">revised_actuator</text:span></text:p>
            <text:p><text:span text:style-name="T1">_velocity_topic</text:span></text:p>
          </draw:text-box>
        </draw:frame>
        <draw:frame draw:style-name="gr27" draw:text-style-name="P1" draw:layer="layout" svg:width="5.313cm" svg:height="1.207cm" svg:x="17.299cm" svg:y="17.862cm">
          <draw:text-box>
            <text:p><text:span text:style-name="T1">profiled_actuator</text:span></text:p>
            <text:p><text:span text:style-name="T1">_velocity_topic</text:span></text:p>
          </draw:text-box>
        </draw:frame>
        <draw:custom-shape draw:style-name="gr28" draw:text-style-name="P3" draw:layer="layout" svg:width="1.823cm" svg:height="1.207cm" svg:x="25.136cm" svg:y="18.952cm">
          <text:p text:style-name="P2"><text:span text:style-name="T1">motor_</text:span></text:p>
          <text:p text:style-name="P2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3.334cm" svg:height="0.729cm" svg:x="17.761cm" svg:y="19.842cm">
          <text:p text:style-name="P2"><text:span text:style-name="T1">actuator_driver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5.097cm" svg:y1="10.144cm" svg:x2="22.463cm" svg:y2="11.795cm">
          <text:p/>
        </draw:line>
        <draw:custom-shape draw:style-name="gr9" draw:text-style-name="P3" draw:layer="layout" svg:width="2.792cm" svg:height="0.729cm" svg:x="11.517cm" svg:y="5.351cm">
          <text:p text:style-name="P2"><text:span text:style-name="T1">power_e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11.16cm" svg:y1="4.429cm" svg:x2="12.176cm" svg:y2="5.318cm">
          <text:p/>
        </draw:line>
        <draw:line draw:style-name="gr15" draw:text-style-name="P3" draw:layer="layout" svg:x1="14.335cm" svg:y1="5.699cm" svg:x2="17.002cm" svg:y2="9.255cm">
          <text:p/>
        </draw:line>
        <draw:line draw:style-name="gr15" draw:text-style-name="P3" draw:layer="layout" svg:x1="21.193cm" svg:y1="8.955cm" svg:x2="19.288cm" svg:y2="9.636cm">
          <text:p/>
        </draw:line>
        <draw:frame draw:style-name="gr1" draw:text-style-name="P1" draw:layer="layout" svg:width="3.601cm" svg:height="0.729cm" svg:x="17.764cm" svg:y="8.62cm">
          <draw:text-box>
            <text:p><text:span text:style-name="T1">soft_estop_topic</text:span></text:p>
          </draw:text-box>
        </draw:frame>
        <draw:frame draw:style-name="gr3" draw:text-style-name="P1" draw:layer="layout" svg:width="3.245cm" svg:height="0.729cm" svg:x="19.869cm" svg:y="10.431cm">
          <draw:text-box>
            <text:p><text:span text:style-name="T1">planning_top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22:51:57.946330997</meta:creation-date>
    <dc:date>2015-04-18T18:04:10.137954951</dc:date>
    <meta:editing-duration>PT4H35M26S</meta:editing-duration>
    <meta:editing-cycles>61</meta:editing-cycles>
    <meta:generator>LibreOffice/4.2.7.2$Linux_X86_64 LibreOffice_project/420m0$Build-2</meta:generator>
    <meta:document-statistic meta:object-count="104"/>
  </office:meta>
</office:document-meta>
</file>